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2625in" fo:margin-left="0.5979in" fo:margin-right="3.3583in" fo:margin-top="0in" fo:margin-bottom="0in" table:align="margins" style:writing-mode="lr-tb"/>
    </style:style>
    <style:style style:name="Table1.A" style:family="table-column">
      <style:table-column-properties style:column-width="3.2625in" style:rel-column-width="427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2" style:family="table">
      <style:table-properties style:width="3.2667in" fo:margin-left="0.5979in" fo:margin-right="3.3542in" fo:margin-top="0in" fo:margin-bottom="0in" table:align="margins" style:writing-mode="lr-tb"/>
    </style:style>
    <style:style style:name="Table2.A" style:family="table-column">
      <style:table-column-properties style:column-width="3.2667in" style:rel-column-width="4281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/>
    </style:style>
    <style:style style:name="P1" style:family="paragraph" style:parent-style-name="Standard" style:list-style-name="L1"/>
    <style:style style:name="P2" style:family="paragraph" style:parent-style-name="Plain_20_Text">
      <style:text-properties style:font-name="Times New Roman" fo:font-size="12pt" style:font-name-asian="MS Mincho" style:font-size-asian="12pt" style:font-size-complex="12pt"/>
    </style:style>
    <style:style style:name="P3" style:family="paragraph" style:parent-style-name="Plain_20_Text">
      <style:paragraph-properties fo:margin-left="0.5in" fo:margin-right="0in" fo:text-indent="-0.5in" style:auto-text-indent="false"/>
    </style:style>
    <style:style style:name="P4" style:family="paragraph" style:parent-style-name="Plain_20_Text">
      <style:paragraph-properties fo:margin-left="0.5in" fo:margin-right="0in" fo:text-indent="-0.5in" style:auto-text-indent="false"/>
      <style:text-properties style:font-name="Times New Roman" fo:font-size="12pt" style:font-name-asian="MS Mincho" style:font-size-asian="12pt" style:font-size-complex="12pt"/>
    </style:style>
    <style:style style:name="P5" style:family="paragraph" style:parent-style-name="Plain_20_Text" style:list-style-name="" style:master-page-name="">
      <style:paragraph-properties fo:margin-left="-0.5in" fo:margin-right="0.0102in" fo:text-indent="0in" style:auto-text-indent="false" style:page-number="auto"/>
    </style:style>
    <style:style style:name="T1" style:family="text">
      <style:text-properties style:font-name="Times New Roman" fo:font-size="12pt" style:font-name-asian="MS Mincho" style:font-size-asian="12pt" style:font-size-complex="12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ct 3 by Alexander Foiles, Due 09/25/2015 by 5pm</text:p>
      <text:p text:style-name="Standard"/>
      <text:list xml:id="list5833124025069256033" text:style-name="L1">
        <text:list-item>
          <text:p text:style-name="P1">Write a program that prompts the user to enter three integers and display the integers in non-decreasing order.</text:p>
          <text:p text:style-name="P1"/>
        </text:list-item>
        <text:list-item>
          <text:p text:style-name="P1">Number sort</text:p>
          <text:list>
            <text:list-item>
              <text:list>
                <text:list-item>
                  <text:p text:style-name="P1">(num1&gt;num2) <text:s text:c="2"/>temp=num1, num1=num2, num2=temp</text:p>
                </text:list-item>
                <text:list-item>
                  <text:p text:style-name="P1">(num2&gt;num3) <text:s text:c="2"/>temp=num2, num2=num3, num3=temp</text:p>
                </text:list-item>
                <text:list-item>
                  <text:p text:style-name="P1">(num1&gt;num2) <text:s text:c="2"/>temp=num1, num1=num2, num2=temp</text:p>
                </text:list-item>
              </text:list>
            </text:list-item>
          </text:list>
        </text:list-item>
        <text:list-item>
          <text:p text:style-name="P1">For each report, print Project, Name, and Due date</text:p>
          <text:p text:style-name="P1">For each report, print “The sorted integers are: ”</text:p>
          <text:p text:style-name="P1">For each report, print the sorted integers (num1, num2, num3)</text:p>
          <text:p text:style-name="P1"><text:span text:style-name="T1"/></text:p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lain_20_Text"><text:span text:style-name="T1"/></text:p>
            <text:p text:style-name="Plain_20_Text"><text:span text:style-name="T1"><text:s text:c="2"/>Sample Output:</text:span></text:p>
            <text:p text:style-name="Plain_20_Text"><text:span text:style-name="T1"><text:s text:c="2"/>Input 3 integers: <text:s/>4 <text:s text:c="2"/>8 <text:s text:c="2"/>6</text:span></text:p>
            <text:p text:style-name="Plain_20_Text"><text:span text:style-name="T1"><text:s text:c="2"/>The sorted integers are: <text:s text:c="4"/>4 <text:s text:c="5"/>6 <text:s text:c="5"/>8</text:span></text:p>
            <text:p text:style-name="P4"/>
            <text:p text:style-name="P3"><text:span text:style-name="T1"><text:s text:c="2"/>Input 3 integers: <text:s/>9 <text:s text:c="2"/>3 <text:s text:c="2"/>7</text:span></text:p>
            <text:p text:style-name="Plain_20_Text"><text:span text:style-name="T1"><text:s text:c="2"/>The sorted integers are: <text:s text:c="4"/>3 <text:s text:c="5"/>7 <text:s text:c="5"/>9</text:span></text:p>
            <text:p text:style-name="P2"/>
            <text:p text:style-name="Plain_20_Text"><text:span text:style-name="T1"><text:s text:c="2"/>Input 3 integers: <text:s/>11 <text:s text:c="3"/>5 <text:s text:c="4"/>3</text:span></text:p>
            <text:p text:style-name="Plain_20_Text"><text:span text:style-name="T1"><text:s text:c="2"/>The sorted integers are:</text:span><text:bookmark text:name="_GoBack1"/><text:span text:style-name="T1"> <text:s text:c="4"/>3 <text:s text:c="5"/>5 <text:s text:c="3"/>11</text:span></text:p>
            <text:p text:style-name="Plain_20_Text"><text:span text:style-name="T1"/></text:p>
          </table:table-cell>
        </table:table-row>
      </table:table>
      <text:p text:style-name="P5"/>
      <text:list xml:id="list31163553" text:continue-numbering="true" text:style-name="L1">
        <text:list-item>
          <text:p text:style-name="P1">For each run, input num1, num2, and num3</text:p>
        </text:list-item>
      </text:list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<text:span text:style-name="T1"><text:s text:c="2"/>Sample input:</text:span></text:p>
            <text:p text:style-name="P3"><text:span text:style-name="T1"><text:s text:c="2"/>4 <text:s text:c="2"/>8 <text:s text:c="2"/>6</text:span></text:p>
            <text:p text:style-name="P3"><text:span text:style-name="T1"><text:s text:c="2"/>9 <text:s text:c="2"/>3 <text:s text:c="2"/>7</text:span></text:p>
            <text:p text:style-name="P3"><text:span text:style-name="T1"><text:s text:c="2"/>11 <text:s text:c="3"/>5 <text:s text:c="4"/>3</text:span></text:p>
          </table:table-cell>
        </table:table-row>
      </table:table>
      <text:p text:style-name="Standard"><text:tab/><text:tab/><text:tab/><text:tab/><text:tab/>Read num1</text:p>
      <text:p text:style-name="Standard"><text:tab/><text:tab/><text:tab/>Input<text:tab/><text:tab/>Read num2</text:p>
      <text:p text:style-name="Standard"><text:tab/><text:tab/><text:tab/><text:tab/><text:tab/>Read num3</text:p>
      <text:p text:style-name="Standard"/>
      <text:p text:style-name="Standard"><text:tab/><text:tab/><text:tab/><text:tab/><text:tab/><text:tab/><text:tab/><text:tab/>temp = num1</text:p>
      <text:p text:style-name="Standard"><text:tab/><text:tab/><text:tab/><text:tab/><text:tab/>(num1 &gt; num2)<text:tab/>num1 = num2</text:p>
      <text:p text:style-name="Standard"><text:tab/><text:tab/><text:tab/><text:tab/><text:tab/> <text:s text:c="6"/>(1,0)<text:tab/><text:tab/>num2 = num1</text:p>
      <text:p text:style-name="Standard"/>
      <text:p text:style-name="Standard"><text:tab/><text:tab/><text:tab/><text:tab/><text:tab/><text:tab/><text:tab/><text:tab/>temp = num2</text:p>
      <text:p text:style-name="Standard">Program<text:tab/><text:tab/>Calc<text:tab/><text:tab/>(num2 &gt; num1)<text:tab/>num2 = num3</text:p>
      <text:p text:style-name="Standard"><text:tab/><text:tab/><text:tab/><text:tab/><text:tab/> <text:s text:c="6"/>(1,0)<text:tab/><text:tab/>num3 = num1</text:p>
      <text:p text:style-name="Standard"/>
      <text:p text:style-name="Standard"><text:tab/><text:tab/><text:tab/><text:tab/><text:tab/><text:tab/><text:tab/><text:tab/>temp = num1</text:p>
      <text:p text:style-name="Standard"><text:tab/><text:tab/><text:tab/><text:tab/><text:tab/>(num1 &gt; num2)<text:tab/>num1 = num2</text:p>
      <text:p text:style-name="Standard"><text:tab/><text:tab/><text:tab/><text:tab/><text:tab/> <text:s text:c="6"/>(1,0)<text:tab/><text:tab/>num2 = num1</text:p>
      <text:p text:style-name="Standard"/>
      <text:p text:style-name="Standard"><text:tab/><text:tab/><text:tab/><text:tab/><text:tab/>Print “The sorted integers are: ”</text:p>
      <text:p text:style-name="Standard"><text:tab/><text:tab/><text:tab/>Output<text:tab/><text:tab/>Print num1, num2, num3</text:p>
      <text:p text:style-name="Standard"><text:tab/><text:tab/><text:tab/><text:tab/><text:tab/>Print “End of program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lain_20_Text" style:display-name="Plain Text" style:family="paragraph" style:parent-style-name="Standard" style:default-outline-level="" style:list-style-name="">
      <style:text-properties style:font-name="Courier New" fo:font-size="10pt" style:font-size-asian="10pt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5in" fo:margin-right="0.781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ander Foiles</meta:initial-creator>
    <meta:creation-date>2015-09-25T10:40:34.34</meta:creation-date>
    <meta:document-statistic meta:table-count="2" meta:image-count="0" meta:object-count="0" meta:page-count="1" meta:paragraph-count="36" meta:word-count="199" meta:character-count="1215"/>
    <dc:date>2015-09-25T11:01:21.85</dc:date>
    <dc:creator>Alexander Foiles</dc:creator>
    <meta:editing-duration>PT20M48S</meta:editing-duration>
    <meta:editing-cycles>1</meta:editing-cycles>
    <meta:generator>OpenOffice/4.1.1$Win32 OpenOffice.org_project/411m6$Build-9775</meta:generator>
  </office:meta>
</office:document-meta>
</file>